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>
      <style:text-properties officeooo:rsid="00197485" officeooo:paragraph-rsid="00197485"/>
    </style:style>
    <style:style style:name="P3" style:family="paragraph" style:parent-style-name="Text_20_body" style:list-style-name="L2">
      <style:text-properties officeooo:rsid="00197485" officeooo:paragraph-rsid="00197485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rsid="0018bf21" officeooo:paragraph-rsid="0018bf21"/>
    </style:style>
    <style:style style:name="P6" style:family="paragraph" style:parent-style-name="Text_20_body" style:list-style-name="L2">
      <style:text-properties officeooo:rsid="0019b0b0" officeooo:paragraph-rsid="0019b0b0"/>
    </style:style>
    <style:style style:name="T1" style:family="text">
      <style:text-properties officeooo:rsid="0018bf21"/>
    </style:style>
    <style:style style:name="T2" style:family="text">
      <style:text-properties officeooo:rsid="00197485"/>
    </style:style>
    <style:style style:name="T3" style:family="text">
      <style:text-properties fo:font-weight="bold"/>
    </style:style>
    <style:style style:name="T4" style:family="text">
      <style:text-properties officeooo:rsid="001b58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</text:h>
      <text:list xml:id="list1387030597757706571" text:style-name="L1">
        <text:list-item>
          <text:p text:style-name="P2"><text:span text:style-name="Source_20_Text"/></text:p>
        </text:list-item>
      </text:list>
      <text:h text:style-name="Heading_20_1" text:outline-level="1">DONE</text:h>
      <text:list xml:id="list747034814182836734" text:style-name="L2">
        <text:list-item>
          <text:p text:style-name="P4"><text:date style:data-style-name="N30" text:date-value="2015-01-30T12:25:05.651060538" text:fixed="true">30.01.15</text:date>: <text:span text:style-name="T1">JavaScript-Bibliotheken aktualisiert</text:span></text:p>
          <text:list>
            <text:list-item>
              <text:p text:style-name="P5">backbone: 1.1.2</text:p>
            </text:list-item>
            <text:list-item>
              <text:p text:style-name="P5">jquery: <text:span text:style-name="T2">2.1.3</text:span></text:p>
            </text:list-item>
            <text:list-item>
              <text:p text:style-name="P3">jquery mobile: 1.4.5 mit css aus 1.3.2 importiert über ThemeRoller: fb3</text:p>
            </text:list-item>
            <text:list-item>
              <text:p text:style-name="P6">purl.js (hat sich kaum geändert)</text:p>
            </text:list-item>
            <text:list-item>
              <text:p text:style-name="P6">underscore: 1.7.0</text:p>
            </text:list-item>
          </text:list>
        </text:list-item>
        <text:list-item>
          <text:p text:style-name="P6"><text:date style:data-style-name="N30" text:date-value="2015-02-01T10:42:38.513138350" text:fixed="true">01.02.15</text:date>: <text:span text:style-name="T4">Übernehme wesentliche Dateien aus fb2, erstes anpass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58M49S</meta:editing-duration>
    <meta:editing-cycles>4</meta:editing-cycles>
    <meta:generator>LibreOffice/4.3.3.2$Linux_X86_64 LibreOffice_project/430m0$Build-2</meta:generator>
    <dc:date>2015-02-01T10:43:17.017432687</dc:date>
    <dc:description>neu 2015</dc:description>
    <dc:subject>fb3</dc:subject>
    <dc:title>Dokumentation</dc:title>
    <dc:creator>Frank Baethge</dc:creator>
    <meta:document-statistic meta:table-count="0" meta:image-count="0" meta:object-count="0" meta:page-count="1" meta:paragraph-count="10" meta:word-count="43" meta:character-count="282" meta:non-whitespace-character-count="256"/>
    <meta:user-defined meta:name="Info 1"/>
    <meta:user-defined meta:name="Info 2"/>
    <meta:user-defined meta:name="Info 3"/>
    <meta:user-defined meta:name="Info 4"/>
  </office:meta>
</office:document-meta>
</file>